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eek 3-01:</text:span></text:p>
      <text:p text:style-name="P1"><text:span text:style-name="T1">ROLL NO: 241801278</text:span></text:p>
      <text:p text:style-name="P1"><text:span text:style-name="T1">NAME: Sudiksha S </text:span></text:p>
      <text:p text:style-name="P1"><text:span text:style-name="T1">Q1) Write a program to read two integer values and print true if both the numbers end with the same digit,otherwise print false.Example: If 698 and 768 are given,program should print true as they both end with 8.</text:span></text:p>
      <text:p text:style-name="P1"><text:span text:style-name="T1"><text:s/>Sample Input 1</text:span></text:p>
      <text:p text:style-name="P1"><text:span text:style-name="T1">25 53</text:span></text:p>
      <text:p text:style-name="P1"><text:span text:style-name="T1">Sample Output 1</text:span></text:p>
      <text:p text:style-name="P1"><text:span text:style-name="T1">false</text:span></text:p>
      <text:p text:style-name="P1"><text:span text:style-name="T1">Sample Input 2</text:span></text:p>
      <text:p text:style-name="P1"><text:span text:style-name="T1">27 77</text:span></text:p>
      <text:p text:style-name="P1"><text:span text:style-name="T1">Sample Output 2</text:span></text:p>
      <text:p text:style-name="P1"><text:span text:style-name="T1">true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2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2"/></text:p>
      <text:p text:style-name="P2"><text:span text:style-name="T3">Q2) In this challenge,we're getting started with conditional statements.Given an integer,n perform the following conditional actions:</text:span></text:p>
      <text:p text:style-name="P2"><text:span text:style-name="T3">If n is odd,printf Weird</text:span></text:p>
      <text:p text:style-name="P2"><text:span text:style-name="T3">If n is even and in the inclusive range of 2 to 5,print Not Weird</text:span></text:p>
      <text:p text:style-name="P2"><text:span text:style-name="T3">If n is even and in the inclusive range of 6 to 20,print Weird</text:span></text:p>
      <text:p text:style-name="P2"><text:span text:style-name="T3">If n is even and greater than 20,print Not Weird.</text:span></text:p>
      <text:p text:style-name="P2"><text:span text:style-name="T3">Complete the stub code provided in your editor to print whether or not n is Weird.</text:span></text:p>
      <text:p text:style-name="P2"><text:span text:style-name="T3">INPUT FORMAT:</text:span></text:p>
      <text:p text:style-name="P2"><text:span text:style-name="T3">A single line containing a positive integer,n.</text:span></text:p>
      <text:p text:style-name="P2"><text:span text:style-name="T3">OUTPUT FORMAT:</text:span></text:p>
      <text:p text:style-name="P2"><text:span text:style-name="T3">Print Weird if the number is weird otherwise print Not Weird.</text:span></text:p>
      <text:p text:style-name="P2"><text:span text:style-name="T3">SAMPLE INPUT:</text:span></text:p>
      <text:p text:style-name="P2"><text:span text:style-name="T3">3</text:span></text:p>
      <text:p text:style-name="P2"><text:span text:style-name="T3">SAMPLE OUTPUT:</text:span></text:p>
      <text:p text:style-name="P2"><text:span text:style-name="T3">Weird</text:span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4"/></text:p>
      <text:p text:style-name="P2"><text:span text:style-name="T5">Q3) Three numbers form a Pythagorean triple if the sum of squares of two numbers is equal to the square of the third.For example,3,5 and 4 form a Pythagorean triple,since 3*3+4*4=25=5*5.You are given three integers,a,b and c.They need not be given in increasing order.If they form a Pythagorean triple,then print "yes",otherwise,print"no".Please note that the output message is in small letters</text:span></text:p>
      <text:p text:style-name="P2"><text:span text:style-name="T5">SAMPLE INPUT:</text:span></text:p>
      <text:p text:style-name="P2"><text:span text:style-name="T5">3</text:span></text:p>
      <text:p text:style-name="P2"><text:span text:style-name="T5">5</text:span></text:p>
      <text:p text:style-name="P2"><text:span text:style-name="T5">4</text:span></text:p>
      <text:p text:style-name="P2"><text:span text:style-name="T5">SAMPLE OUTPUT:</text:span></text:p>
      <text:p text:style-name="P2"><text:span text:style-name="T5">yes</text:span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6"/></text:p>
      <text:p text:style-name="P2"><text:span text:style-name="T7"><text:s/></text:span></text:p>
      <text:p text:style-name="P2"><text:span text:style-name="T8"/></text:p>
      <text:p text:style-name="P2"><text:span text:style-name="T8"/></text:p>
      <text:p text:style-name="P3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